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4965in"/>
    </style:style>
    <style:style style:name="co9" style:family="table-column">
      <style:table-column-properties fo:break-before="auto" style:column-width="1.5618in"/>
    </style:style>
    <style:style style:name="co10" style:family="table-column">
      <style:table-column-properties fo:break-before="auto" style:column-width="1.3866in"/>
    </style:style>
    <style:style style:name="co11" style:family="table-column">
      <style:table-column-properties fo:break-before="auto" style:column-width="0.9283in"/>
    </style:style>
    <style:style style:name="co12" style:family="table-column">
      <style:table-column-properties fo:break-before="auto" style:column-width="0.7862in"/>
    </style:style>
    <style:style style:name="co13" style:family="table-column">
      <style:table-column-properties fo:break-before="auto" style:column-width="0.95in"/>
    </style:style>
    <style:style style:name="co14" style:family="table-column">
      <style:table-column-properties fo:break-before="auto" style:column-width="0.622in"/>
    </style:style>
    <style:style style:name="co15" style:family="table-column">
      <style:table-column-properties fo:break-before="auto" style:column-width="0.8299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1.5957in" fo:break-before="auto" style:use-optimal-row-height="false"/>
    </style:style>
    <style:style style:name="ro6" style:family="table-row">
      <style:table-row-properties style:row-height="0.9016in" fo:break-before="auto" style:use-optimal-row-height="false"/>
    </style:style>
    <style:style style:name="ro7" style:family="table-row">
      <style:table-row-properties style:row-height="1.0571in" fo:break-before="auto" style:use-optimal-row-height="false"/>
    </style:style>
    <style:style style:name="ro8" style:family="table-row">
      <style:table-row-properties style:row-height="0.8083in" fo:break-before="auto" style:use-optimal-row-height="false"/>
    </style:style>
    <style:style style:name="ro9" style:family="table-row">
      <style:table-row-properties style:row-height="0.6319in" fo:break-before="auto" style:use-optimal-row-height="false"/>
    </style:style>
    <style:style style:name="ro10" style:family="table-row">
      <style:table-row-properties style:row-height="0.7146in" fo:break-before="auto" style:use-optimal-row-height="false"/>
    </style:style>
    <style:style style:name="ro11" style:family="table-row">
      <style:table-row-properties style:row-height="1.2335in" fo:break-before="auto" style:use-optimal-row-height="false"/>
    </style:style>
    <style:style style:name="ro12" style:family="table-row">
      <style:table-row-properties style:row-height="1.2228in" fo:break-before="auto" style:use-optimal-row-height="false"/>
    </style:style>
    <style:style style:name="ro13" style:family="table-row">
      <style:table-row-properties style:row-height="0.7043in" fo:break-before="auto" style:use-optimal-row-height="false"/>
    </style:style>
    <style:style style:name="ro14" style:family="table-row">
      <style:table-row-properties style:row-height="1.5134in" fo:break-before="auto" style:use-optimal-row-height="false"/>
    </style:style>
    <style:style style:name="ro15" style:family="table-row">
      <style:table-row-properties style:row-height="0.8807in" fo:break-before="auto" style:use-optimal-row-height="false"/>
    </style:style>
    <style:style style:name="ro16" style:family="table-row">
      <style:table-row-properties style:row-height="1.1189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1.2638in" fo:break-before="auto" style:use-optimal-row-height="false"/>
    </style:style>
    <style:style style:name="ro19" style:family="table-row">
      <style:table-row-properties style:row-height="1.2126in" fo:break-before="auto" style:use-optimal-row-height="false"/>
    </style:style>
    <style:style style:name="ro20" style:family="table-row">
      <style:table-row-properties style:row-height="1.2437in" fo:break-before="auto" style:use-optimal-row-height="false"/>
    </style:style>
    <style:style style:name="ro21" style:family="table-row">
      <style:table-row-properties style:row-height="0.8291in" fo:break-before="auto" style:use-optimal-row-height="false"/>
    </style:style>
    <style:style style:name="ro22" style:family="table-row">
      <style:table-row-properties style:row-height="0.7563in" fo:break-before="auto" style:use-optimal-row-height="false"/>
    </style:style>
    <style:style style:name="ro23" style:family="table-row">
      <style:table-row-properties style:row-height="1.0465in" fo:break-before="auto" style:use-optimal-row-height="false"/>
    </style:style>
    <style:style style:name="ro24" style:family="table-row">
      <style:table-row-properties style:row-height="0.7457in" fo:break-before="auto" style:use-optimal-row-height="false"/>
    </style:style>
    <style:style style:name="ro25" style:family="table-row">
      <style:table-row-properties style:row-height="0.8701in" fo:break-before="auto" style:use-optimal-row-height="false"/>
    </style:style>
    <style:style style:name="ro26" style:family="table-row">
      <style:table-row-properties style:row-height="0.8492in" fo:break-before="auto" style:use-optimal-row-height="false"/>
    </style:style>
    <style:style style:name="ro27" style:family="table-row">
      <style:table-row-properties style:row-height="0.6839in" fo:break-before="auto" style:use-optimal-row-height="false"/>
    </style:style>
    <style:style style:name="ro28" style:family="table-row">
      <style:table-row-properties style:row-height="0.922in" fo:break-before="auto" style:use-optimal-row-height="false"/>
    </style:style>
    <style:style style:name="ro29" style:family="table-row">
      <style:table-row-properties style:row-height="0.9945in" fo:break-before="auto" style:use-optimal-row-height="false"/>
    </style:style>
    <style:style style:name="ro30" style:family="table-row">
      <style:table-row-properties style:row-height="1.2846in" fo:break-before="auto" style:use-optimal-row-height="false"/>
    </style:style>
    <style:style style:name="ro31" style:family="table-row">
      <style:table-row-properties style:row-height="0.7665in" fo:break-before="auto" style:use-optimal-row-height="false"/>
    </style:style>
    <style:style style:name="ro32" style:family="table-row">
      <style:table-row-properties style:row-height="1.6783in" fo:break-before="auto" style:use-optimal-row-height="false"/>
    </style:style>
    <style:style style:name="ro33" style:family="table-row">
      <style:table-row-properties style:row-height="0.6008in" fo:break-before="auto" style:use-optimal-row-height="false"/>
    </style:style>
    <style:style style:name="ro34" style:family="table-row">
      <style:table-row-properties style:row-height="0.9327in" fo:break-before="auto" style:use-optimal-row-height="false"/>
    </style:style>
    <style:style style:name="ro35" style:family="table-row">
      <style:table-row-properties style:row-height="0.8909in" fo:break-before="auto" style:use-optimal-row-height="false"/>
    </style:style>
    <style:style style:name="ro36" style:family="table-row">
      <style:table-row-properties style:row-height="0.9429in" fo:break-before="auto" style:use-optimal-row-height="false"/>
    </style:style>
    <style:style style:name="ro37" style:family="table-row">
      <style:table-row-properties style:row-height="0.8492in" fo:break-before="auto" style:use-optimal-row-height="true"/>
    </style:style>
    <style:style style:name="ro38" style:family="table-row">
      <style:table-row-properties style:row-height="1.0154in" fo:break-before="auto" style:use-optimal-row-height="true"/>
    </style:style>
    <style:style style:name="ro39" style:family="table-row">
      <style:table-row-properties style:row-height="0.5181in" fo:break-before="auto" style:use-optimal-row-height="true"/>
    </style:style>
    <style:style style:name="ro40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4" style:family="table-cell" style:parent-style-name="Default">
      <style:text-properties fo:font-weight="normal"/>
    </style:style>
    <style:style style:name="ce15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20" style:family="table-cell" style:parent-style-name="Default" style:data-style-name="N100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2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color="#000000" fo:font-weight="bold"/>
    </style:style>
    <style:style style:name="ce2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color="#ff0000" fo:font-weight="bold"/>
    </style:style>
    <style:style style:name="ce23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center"/>
      <style:text-properties fo:color="#ff0000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/>
      <style:text-properties fo:color="#ff0000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26" style:family="table-cell" style:parent-style-name="Default">
      <style:table-cell-properties fo:background-color="#e6e6e6" style:text-align-source="fix" style:repeat-content="true" fo:border="0.0008in solid #000000" style:vertical-align="middle"/>
      <style:paragraph-properties fo:text-align="start"/>
      <style:text-properties fo:font-weight="bold"/>
    </style:style>
    <style:style style:name="ce27" style:family="table-cell" style:parent-style-name="Default" style:data-style-name="N100">
      <style:table-cell-properties style:text-align-source="fix" style:repeat-content="true" fo:wrap-option="wrap" fo:border="0.0008in solid #000000" style:vertical-align="top"/>
      <style:paragraph-properties fo:text-align="start"/>
    </style:style>
    <style:style style:name="ce28" style:family="table-cell" style:parent-style-name="Default">
      <style:table-cell-properties style:text-align-source="fix" style:repeat-content="true" fo:wrap-option="wrap" fo:border="0.0008in solid #000000" style:vertical-align="top"/>
      <style:paragraph-properties fo:text-align="start"/>
    </style:style>
    <style:style style:name="ce29" style:family="table-cell" style:parent-style-name="Default">
      <style:table-cell-properties style:text-align-source="fix" style:repeat-content="tru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size="10pt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unsorted" table:base-cell-address="SniffTests.G2"/>
        <table:content-validation table:name="val2" table:condition="oooc:cell-content-is-in-list(status)" table:allow-empty-cell="false" table:display-list="unsorted" table:base-cell-address="SniffTests.G36"/>
      </table:content-validations>
      <table:table table:name="Introduct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Knowledge Suite 1.2.3-Beta01 Sniff tests</text:p>
            <text:p><text:span text:style-name="T1">Total time: 90 mins</text:span></text:p>
            <text:p><text:span text:style-name="T1">Test version: 1.2.3</text:span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>
            <text:p>Product Version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office:value-type="string">
            <text:p>Revision (svn)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office:value-type="string">
            <text:p>Date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>
            <text:p>Testers</text:p>
          </table:table-cell>
          <table:table-cell table:style-name="ce2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table:style-name="ce3" office:value-type="string">
            <text:p>hoa.nguyen</text:p>
          </table:table-cell>
          <table:table-cell office:value-type="string">
            <text:p>FF 3, Win XP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10"/>
          <table:table-cell table:number-columns-repeated="4"/>
        </table:table-row>
      </table:table>
      <table:table table:name="SniffTests" table:style-name="ta1" table:print="false">
        <table:table-column table:style-name="co6" table:default-cell-style-name="ce14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5"/>
        <table:table-column table:style-name="co13" table:default-cell-style-name="ce30"/>
        <table:table-column table:style-name="co14" table:default-cell-style-name="ce33"/>
        <table:table-column table:style-name="co15" table:default-cell-style-name="Default"/>
        <table:table-column table:style-name="co1" table:number-columns-repeated="244" table:default-cell-style-name="Default"/>
        <table:table-row table:style-name="ro3">
          <table:table-cell table:style-name="ce11" office:value-type="string" table:number-columns-spanned="1" table:number-rows-spanned="2">
            <text:p>Category</text:p>
          </table:table-cell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Checks list</text:p>
          </table:table-cell>
          <table:table-cell table:style-name="ce2" office:value-type="string" table:number-columns-spanned="1" table:number-rows-spanned="2">
            <text:p>Description</text:p>
          </table:table-cell>
          <table:table-cell table:style-name="ce2" office:value-type="string" table:number-columns-spanned="1" table:number-rows-spanned="2">
            <text:p>Expected Result</text:p>
          </table:table-cell>
          <table:table-cell table:style-name="ce2" office:value-type="string" table:number-columns-spanned="1" table:number-rows-spanned="2">
            <text:p>Test Result</text:p>
          </table:table-cell>
          <table:table-cell table:style-name="ce21" office:value-type="string" table:number-columns-spanned="1" table:number-rows-spanned="2">
            <text:p>JIRA Issue</text:p>
          </table:table-cell>
          <table:table-cell table:style-name="ce26" office:value-type="string" table:number-columns-spanned="1" table:number-rows-spanned="2">
            <text:p>Comment</text:p>
          </table:table-cell>
          <table:table-cell table:style-name="ce31" office:value-type="string" table:number-columns-spanned="1" table:number-rows-spanned="2">
            <text:p>Priority</text:p>
          </table:table-cell>
          <table:table-cell table:style-name="ce2" office:value-type="string" table:number-columns-spanned="1" table:number-rows-spanned="2">
            <text:p>Tester</text:p>
          </table:table-cell>
          <table:table-cell table:style-name="ce35" table:number-columns-repeated="244"/>
        </table:table-row>
        <table:table-row table:style-name="ro4">
          <table:covered-table-cell table:style-name="ce11"/>
          <table:covered-table-cell table:number-columns-repeated="5" table:style-name="ce2"/>
          <table:covered-table-cell table:style-name="ce22"/>
          <table:covered-table-cell table:style-name="ce26"/>
          <table:covered-table-cell table:style-name="ce31"/>
          <table:covered-table-cell table:style-name="ce2"/>
          <table:table-cell table:style-name="ce35" table:number-columns-repeated="244"/>
        </table:table-row>
        <table:table-row table:style-name="ro5">
          <table:table-cell table:style-name="ce12" office:value-type="string">
            <text:p>All</text:p>
          </table:table-cell>
          <table:table-cell table:style-name="ce15" office:value-type="string">
            <text:p>SNF_KS_01</text:p>
          </table:table-cell>
          <table:table-cell table:style-name="ce16" office:value-type="string">
            <text:p>WC3 check for pages in public</text:p>
          </table:table-cell>
          <table:table-cell table:style-name="ce18" office:value-type="string">
            <text:p>- Use http://www.validator.w3.org website to validate source code of navigation on public.</text:p>
            <text:p>- Focus on KS Home page, Answer, FAQ and Forum Home page in anonymous mode</text:p>
          </table:table-cell>
          <table:table-cell table:style-name="ce18" office:value-type="string">
            <text:p>No broken error</text:p>
          </table:table-cell>
          <table:table-cell table:style-name="ce20" table:content-validation-name="val1"/>
          <table:table-cell table:style-name="ce23"/>
          <table:table-cell table:style-name="ce27"/>
          <table:table-cell table:style-name="ce32" office:value-type="string">
            <text:p>Low</text:p>
          </table:table-cell>
          <table:table-cell table:style-name="ce34" office:value-type="string">
            <text:p>Hoa.nguyen</text:p>
          </table:table-cell>
          <table:table-cell table:style-name="ce35" table:number-columns-repeated="244"/>
        </table:table-row>
        <table:table-row table:style-name="ro6">
          <table:table-cell table:style-name="ce13" office:value-type="string">
            <text:p>Answer</text:p>
          </table:table-cell>
          <table:table-cell table:style-name="ce15" office:value-type="string">
            <text:p>SNF_KS_02</text:p>
          </table:table-cell>
          <table:table-cell table:style-name="ce16" office:value-type="string">
            <text:p>Manage Category</text:p>
          </table:table-cell>
          <table:table-cell table:style-name="ce18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18" office:value-type="string">
            <text:p>Category is added/edited/deleted/moved new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7">
          <table:table-cell table:style-name="ce13" office:value-type="string">
            <text:p>Answer</text:p>
          </table:table-cell>
          <table:table-cell table:style-name="ce15" office:value-type="string">
            <text:p>SNF_KS_03</text:p>
          </table:table-cell>
          <table:table-cell table:style-name="ce16" office:value-type="string">
            <text:p>Drag and Drop category</text:p>
          </table:table-cell>
          <table:table-cell table:style-name="ce18" office:value-type="string">
            <text:p>- Create some categories </text:p>
            <text:p>- drag and drop a category into another category</text:p>
          </table:table-cell>
          <table:table-cell table:style-name="ce18" office:value-type="string">
            <text:p>Category is drag and drop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8">
          <table:table-cell table:style-name="ce13" office:value-type="string">
            <text:p>Answer</text:p>
          </table:table-cell>
          <table:table-cell table:style-name="ce15" office:value-type="string">
            <text:p>SNF_KS_04</text:p>
          </table:table-cell>
          <table:table-cell table:style-name="ce16" office:value-type="string">
            <text:p>Export/Import category</text:p>
          </table:table-cell>
          <table:table-cell table:style-name="ce18" office:value-type="string">
            <text:p>Export one category and then import this category to Forum</text:p>
          </table:table-cell>
          <table:table-cell table:style-name="ce18" office:value-type="string">
            <text:p>Category and question into its are exported/import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9">
          <table:table-cell table:style-name="ce13" office:value-type="string">
            <text:p>Answer</text:p>
          </table:table-cell>
          <table:table-cell table:style-name="ce15" office:value-type="string">
            <text:p>SNF_KS_05</text:p>
          </table:table-cell>
          <table:table-cell table:style-name="ce16" office:value-type="string">
            <text:p>Watch/Unwatch category</text:p>
          </table:table-cell>
          <table:table-cell table:style-name="ce18" office:value-type="string">
            <text:p>- Watch/Unwatch a category</text:p>
            <text:p/>
          </table:table-cell>
          <table:table-cell table:style-name="ce18" office:value-type="string">
            <text:p>Category is watch/unwatch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9">
          <table:table-cell table:style-name="ce13" office:value-type="string">
            <text:p>Answer</text:p>
          </table:table-cell>
          <table:table-cell table:style-name="ce15" office:value-type="string">
            <text:p>SNF_KS_06</text:p>
          </table:table-cell>
          <table:table-cell table:style-name="ce16" office:value-type="string">
            <text:p>Manage watch (add/Edit/Remove)</text:p>
          </table:table-cell>
          <table:table-cell table:style-name="ce18" office:value-type="string">
            <text:p>Add/Edit/Remove watch from Manage watch form</text:p>
          </table:table-cell>
          <table:table-cell table:style-name="ce18" office:value-type="string">
            <text:p>Action is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Answer</text:p>
          </table:table-cell>
          <table:table-cell table:style-name="ce15" office:value-type="string">
            <text:p>SNF_KS_07</text:p>
          </table:table-cell>
          <table:table-cell table:style-name="ce16" office:value-type="string">
            <text:p>Get RSS of Category</text:p>
          </table:table-cell>
          <table:table-cell table:style-name="ce18" office:value-type="string">
            <text:p>- Add category and questions inside</text:p>
            <text:p>- Select “RSS”</text:p>
          </table:table-cell>
          <table:table-cell table:style-name="ce18" office:value-type="string">
            <text:p>Category and questions inside is displayed in RSS feed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/>
          <table:table-cell table:number-columns-repeated="244"/>
        </table:table-row>
        <table:table-row table:style-name="ro7">
          <table:table-cell table:style-name="ce13" office:value-type="string">
            <text:p>Answer</text:p>
          </table:table-cell>
          <table:table-cell table:style-name="ce15" office:value-type="string">
            <text:p>SNF_KS_08</text:p>
          </table:table-cell>
          <table:table-cell table:style-name="ce16" office:value-type="string">
            <text:p>Run actions in Question</text:p>
          </table:table-cell>
          <table:table-cell table:style-name="ce18" office:value-type="string">
            <text:p>- Add Question</text:p>
            <text:p>- Edit Question</text:p>
            <text:p>- Delete Question</text:p>
            <text:p>- Move Question</text:p>
            <text:p>- Vote Question</text:p>
            <text:p/>
          </table:table-cell>
          <table:table-cell table:style-name="ce18" office:value-type="string">
            <text:p>All Actions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/>
          <table:table-cell table:number-columns-repeated="244"/>
        </table:table-row>
        <table:table-row table:style-name="ro10">
          <table:table-cell table:style-name="ce13" office:value-type="string">
            <text:p>Answer</text:p>
          </table:table-cell>
          <table:table-cell table:style-name="ce15" office:value-type="string">
            <text:p>SNF_KS_09</text:p>
          </table:table-cell>
          <table:table-cell table:style-name="ce16" office:value-type="string">
            <text:p>Discuss question in Forum</text:p>
          </table:table-cell>
          <table:table-cell table:style-name="ce18" office:value-type="string">
            <text:p>- Discuss question in forum</text:p>
          </table:table-cell>
          <table:table-cell table:style-name="ce18" office:value-type="string">
            <text:p>Discuss question in forum is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1">
          <table:table-cell table:style-name="ce13" office:value-type="string">
            <text:p>Answer</text:p>
          </table:table-cell>
          <table:table-cell table:style-name="ce15" office:value-type="string">
            <text:p>SNF_KS_10</text:p>
          </table:table-cell>
          <table:table-cell table:style-name="ce16" office:value-type="string">
            <text:p>View/print preview question</text:p>
          </table:table-cell>
          <table:table-cell table:style-name="ce18" office:value-type="string">
            <text:p>- Click Print Preview icon </text:p>
            <text:p>- Check Print Preview page</text:p>
            <text:p>- Click Print/Close button</text:p>
          </table:table-cell>
          <table:table-cell table:style-name="ce18" office:value-type="string">
            <text:p>View question properly in print preview form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Low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2">
          <table:table-cell table:style-name="ce13" office:value-type="string">
            <text:p>Answer</text:p>
          </table:table-cell>
          <table:table-cell table:style-name="ce15" office:value-type="string">
            <text:p>SNF_KS_11</text:p>
          </table:table-cell>
          <table:table-cell table:style-name="ce16" office:value-type="string">
            <text:p>Send to friend</text:p>
          </table:table-cell>
          <table:table-cell table:style-name="ce18" office:value-type="string">
            <text:p>- Right click on question and send question</text:p>
            <text:p>- Check mail inbox to see question content, question link</text:p>
          </table:table-cell>
          <table:table-cell table:style-name="ce18" office:value-type="string">
            <text:p>Send mail successfully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12</text:p>
          </table:table-cell>
          <table:table-cell table:style-name="ce16" office:value-type="string">
            <text:p>Manage Question</text:p>
          </table:table-cell>
          <table:table-cell table:style-name="ce18" office:value-type="string">
            <text:p>- Approve/disapprove, Active/Inactive question </text:p>
          </table:table-cell>
          <table:table-cell table:style-name="ce18" office:value-type="string">
            <text:p>Approve/disapprove, Active/Inactive question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4">
          <table:table-cell table:style-name="ce13" office:value-type="string">
            <text:p>Answer</text:p>
          </table:table-cell>
          <table:table-cell table:style-name="ce15" office:value-type="string">
            <text:p>SNF_KS_13</text:p>
          </table:table-cell>
          <table:table-cell table:style-name="ce16" office:value-type="string">
            <text:p>Manage Answer in Question</text:p>
          </table:table-cell>
          <table:table-cell table:style-name="ce18" office:value-type="string">
            <text:p>- Add answers in question</text:p>
            <text:p>- Edit/delete answers</text:p>
            <text:p>- Rate answers</text:p>
            <text:p>- Sort answers</text:p>
            <text:p>- Active/desactive answers</text:p>
            <text:p>- Approve/disappove</text:p>
          </table:table-cell>
          <table:table-cell table:style-name="ce18" office:value-type="string">
            <text:p>All actions in answers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5">
          <table:table-cell table:style-name="ce13" office:value-type="string">
            <text:p>Answer</text:p>
          </table:table-cell>
          <table:table-cell table:style-name="ce15" office:value-type="string">
            <text:p>SNF_KS_14</text:p>
          </table:table-cell>
          <table:table-cell table:style-name="ce16" office:value-type="string">
            <text:p>Manage Comment in Question</text:p>
          </table:table-cell>
          <table:table-cell table:style-name="ce18" office:value-type="string">
            <text:p>- Add comment in question</text:p>
            <text:p>- Edit/Delete comment</text:p>
            <text:p>- Promote a comment as answers</text:p>
          </table:table-cell>
          <table:table-cell table:style-name="ce18" office:value-type="string">
            <text:p>All actions in comment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15</text:p>
          </table:table-cell>
          <table:table-cell table:style-name="ce16" office:value-type="string">
            <text:p>Quick search</text:p>
          </table:table-cell>
          <table:table-cell table:style-name="ce18" office:value-type="string">
            <text:p>- Check quick search</text:p>
            <text:p/>
          </table:table-cell>
          <table:table-cell table:style-name="ce18" office:value-type="string">
            <text:p>Return search result with no error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Low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16</text:p>
          </table:table-cell>
          <table:table-cell table:style-name="ce16" office:value-type="string">
            <text:p>Advanced search</text:p>
          </table:table-cell>
          <table:table-cell table:style-name="ce18" office:value-type="string">
            <text:p>- Check advanced search in case search in entry, category and both.</text:p>
          </table:table-cell>
          <table:table-cell table:style-name="ce18" office:value-type="string">
            <text:p>Return search result with no error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17</text:p>
          </table:table-cell>
          <table:table-cell table:style-name="ce16" office:value-type="string">
            <text:p>View profile of user</text:p>
          </table:table-cell>
          <table:table-cell table:style-name="ce18" office:value-type="string">
            <text:p>- Click on full name of user below avatar </text:p>
          </table:table-cell>
          <table:table-cell table:style-name="ce18" office:value-type="string">
            <text:p>Profile of user is shown properties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Low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6">
          <table:table-cell table:style-name="ce13" office:value-type="string">
            <text:p>Answer</text:p>
          </table:table-cell>
          <table:table-cell table:style-name="ce15" office:value-type="string">
            <text:p>SNF_KS_18</text:p>
          </table:table-cell>
          <table:table-cell table:style-name="ce16" office:value-type="string">
            <text:p>User Setting</text:p>
          </table:table-cell>
          <table:table-cell table:style-name="ce18" office:value-type="string"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18" office:value-type="string">
            <text:p>Change user settings successfully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Low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7">
          <table:table-cell table:style-name="ce13" office:value-type="string">
            <text:p>Answer</text:p>
          </table:table-cell>
          <table:table-cell table:style-name="ce15" office:value-type="string">
            <text:p>SNF_KS_19</text:p>
          </table:table-cell>
          <table:table-cell table:style-name="ce16" office:value-type="string">
            <text:p>Setting Answer porlet</text:p>
          </table:table-cell>
          <table:table-cell table:style-name="ce18" office:value-type="string"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18" office:value-type="string">
            <text:p>Setting porlet is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8">
          <table:table-cell table:style-name="ce13" office:value-type="string">
            <text:p>Forum</text:p>
          </table:table-cell>
          <table:table-cell table:style-name="ce15" office:value-type="string">
            <text:p>SNF_KS_20</text:p>
          </table:table-cell>
          <table:table-cell table:style-name="ce16" office:value-type="string">
            <text:p>Run actions in Category</text:p>
          </table:table-cell>
          <table:table-cell table:style-name="ce18" office:value-type="string">
            <text:p>- Create category</text:p>
            <text:p>- Run actions in category by click “Manage category” and select options</text:p>
            <text:p/>
            <text:p/>
            <text:p/>
          </table:table-cell>
          <table:table-cell table:style-name="ce18" office:value-type="string">
            <text:p>- Category is added new successful</text:p>
            <text:p>- All actions in category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9">
          <table:table-cell table:style-name="ce13" office:value-type="string">
            <text:p>Forum</text:p>
          </table:table-cell>
          <table:table-cell table:style-name="ce15" office:value-type="string">
            <text:p>SNF_KS_21</text:p>
          </table:table-cell>
          <table:table-cell table:style-name="ce16" office:value-type="string">
            <text:p>Run actions in Forum</text:p>
          </table:table-cell>
          <table:table-cell table:style-name="ce18" office:value-type="string">
            <text:p>- Create forum and define forum permission and properties</text:p>
            <text:p>- Do actions in forum by click “More Actions” and “Moderation”</text:p>
          </table:table-cell>
          <table:table-cell table:style-name="ce18" office:value-type="string">
            <text:p>- Forum is added new successful</text:p>
            <text:p>- All actions in forum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0">
          <table:table-cell table:style-name="ce13" office:value-type="string">
            <text:p>Forum</text:p>
          </table:table-cell>
          <table:table-cell table:style-name="ce15" office:value-type="string">
            <text:p>SNF_KS_22</text:p>
          </table:table-cell>
          <table:table-cell table:style-name="ce16" office:value-type="string">
            <text:p>Run actions in Topic</text:p>
          </table:table-cell>
          <table:table-cell table:style-name="ce18" office:value-type="string">
            <text:p>- Create topic and define topic permission and properties</text:p>
            <text:p>- Do actions in topic by click “More Actions” and “Moderation”</text:p>
          </table:table-cell>
          <table:table-cell table:style-name="ce18" office:value-type="string">
            <text:p>- Topic is added new successful</text:p>
            <text:p>- All actions in topic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1">
          <table:table-cell table:style-name="ce13" office:value-type="string">
            <text:p>Forum</text:p>
          </table:table-cell>
          <table:table-cell table:style-name="ce15" office:value-type="string">
            <text:p>SNF_KS_23</text:p>
          </table:table-cell>
          <table:table-cell table:style-name="ce17" office:value-type="string">
            <text:p>Tag for topic</text:p>
          </table:table-cell>
          <table:table-cell table:style-name="ce19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19" office:value-type="string">
            <text:p>All actions in tag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1">
          <table:table-cell table:style-name="ce13"/>
          <table:table-cell table:style-name="ce15" office:value-type="string">
            <text:p>SNF_KS_24</text:p>
          </table:table-cell>
          <table:table-cell table:style-name="ce17" office:value-type="string">
            <text:p>Rate topic</text:p>
          </table:table-cell>
          <table:table-cell table:style-name="ce19" office:value-type="string">
            <text:p>- Rate a topic by some users</text:p>
          </table:table-cell>
          <table:table-cell table:style-name="ce19" office:value-type="string">
            <text:p>- Check topic is rated validly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/>
          <table:table-cell table:style-name="ce34"/>
          <table:table-cell table:number-columns-repeated="244"/>
        </table:table-row>
        <table:table-row table:style-name="ro10">
          <table:table-cell table:style-name="ce13" office:value-type="string">
            <text:p>Forum</text:p>
          </table:table-cell>
          <table:table-cell table:style-name="ce15" office:value-type="string">
            <text:p>SNF_KS_25</text:p>
          </table:table-cell>
          <table:table-cell table:style-name="ce16" office:value-type="string">
            <text:p>Manage Poll in topic</text:p>
          </table:table-cell>
          <table:table-cell table:style-name="ce18" office:value-type="string">
            <text:p>- Add/edit poll</text:p>
            <text:p>- Close/Reopen Poll</text:p>
            <text:p>- Remove poll</text:p>
          </table:table-cell>
          <table:table-cell table:style-name="ce18" office:value-type="string">
            <text:p>Actions are done 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/>
          <table:table-cell table:number-columns-repeated="244"/>
        </table:table-row>
        <table:table-row table:style-name="ro22">
          <table:table-cell table:style-name="ce13" office:value-type="string">
            <text:p>Forum</text:p>
          </table:table-cell>
          <table:table-cell table:style-name="ce15" office:value-type="string">
            <text:p>SNF_KS_26</text:p>
          </table:table-cell>
          <table:table-cell table:style-name="ce16" office:value-type="string">
            <text:p>Manage Post reply</text:p>
          </table:table-cell>
          <table:table-cell table:style-name="ce18" office:value-type="string">
            <text:p>- Add Post reply</text:p>
            <text:p>- <text:s/>Do actions in post reply by click on corresponding button</text:p>
          </table:table-cell>
          <table:table-cell table:style-name="ce18" office:value-type="string">
            <text:p>- Post reply is added successful</text:p>
            <text:p>- All actions in post reply are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3">
          <table:table-cell table:style-name="ce13" office:value-type="string">
            <text:p>Forum</text:p>
          </table:table-cell>
          <table:table-cell table:style-name="ce15" office:value-type="string">
            <text:p>SNF_KS_27</text:p>
          </table:table-cell>
          <table:table-cell table:style-name="ce16" office:value-type="string">
            <text:p>Import/Export category &amp; forum</text:p>
          </table:table-cell>
          <table:table-cell table:style-name="ce18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18" office:value-type="string">
            <text:p>Category/forum is imported/exported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4">
          <table:table-cell table:style-name="ce13" office:value-type="string">
            <text:p>Forum</text:p>
          </table:table-cell>
          <table:table-cell table:style-name="ce15" office:value-type="string">
            <text:p>SNF_KS_28</text:p>
          </table:table-cell>
          <table:table-cell table:style-name="ce16" office:value-type="string">
            <text:p>View category/forum/topic</text:p>
          </table:table-cell>
          <table:table-cell table:style-name="ce18" office:value-type="string">
            <text:p>- View category/forum/topic </text:p>
            <text:p>- View attachment in topic</text:p>
          </table:table-cell>
          <table:table-cell table:style-name="ce18" office:value-type="string">
            <text:p>Properties of category/forum/ topic is shown</text:p>
          </table:table-cell>
          <table:table-cell table:style-name="ce18" table:content-validation-name="val2"/>
          <table:table-cell table:style-name="ce24"/>
          <table:table-cell table:style-name="Default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5">
          <table:table-cell table:style-name="ce13" office:value-type="string">
            <text:p>Forum</text:p>
          </table:table-cell>
          <table:table-cell table:style-name="ce15" office:value-type="string">
            <text:p>SNF_KS_29</text:p>
          </table:table-cell>
          <table:table-cell table:style-name="ce16" office:value-type="string">
            <text:p>Quick search</text:p>
          </table:table-cell>
          <table:table-cell table:style-name="ce18" office:value-type="string">
            <text:p>- Search by keyword matching with category/forum/topic/post</text:p>
            <text:p/>
            <text:p/>
          </table:table-cell>
          <table:table-cell table:style-name="ce18" office:value-type="string">
            <text:p>Return search result with no error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4">
          <table:table-cell table:style-name="ce13" office:value-type="string">
            <text:p>Forum</text:p>
          </table:table-cell>
          <table:table-cell table:style-name="ce15" office:value-type="string">
            <text:p>SNF_KS_30</text:p>
          </table:table-cell>
          <table:table-cell table:style-name="ce16" office:value-type="string">
            <text:p>Advanced search</text:p>
          </table:table-cell>
          <table:table-cell table:style-name="ce18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18" office:value-type="string">
            <text:p>Return search result with no error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6">
          <table:table-cell table:style-name="ce13" office:value-type="string">
            <text:p>Forum</text:p>
          </table:table-cell>
          <table:table-cell table:style-name="ce15" office:value-type="string">
            <text:p>SNF_KS_31</text:p>
          </table:table-cell>
          <table:table-cell table:style-name="ce16" office:value-type="string">
            <text:p>Permalink</text:p>
          </table:table-cell>
          <table:table-cell table:style-name="ce18" office:value-type="string">
            <text:p>Go to current page by permalink</text:p>
          </table:table-cell>
          <table:table-cell table:style-name="ce18" office:value-type="string">
            <text:p>Permalink link of current page is shown in new tab/window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7">
          <table:table-cell table:style-name="ce13" office:value-type="string">
            <text:p>Forum</text:p>
          </table:table-cell>
          <table:table-cell table:style-name="ce15" office:value-type="string">
            <text:p>SNF_KS_32</text:p>
          </table:table-cell>
          <table:table-cell table:style-name="ce16" office:value-type="string">
            <text:p>RSS feed</text:p>
          </table:table-cell>
          <table:table-cell table:style-name="ce18" office:value-type="string">
            <text:p>Get RSS feed of category/forum/topic</text:p>
          </table:table-cell>
          <table:table-cell table:style-name="ce18" office:value-type="string">
            <text:p>RSS feed of category/forum/topic is shown properties</text:p>
          </table:table-cell>
          <table:table-cell table:style-name="ce18" table:content-validation-name="val2"/>
          <table:table-cell table:style-name="ce24"/>
          <table:table-cell table:style-name="ce29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8">
          <table:table-cell table:style-name="ce13" office:value-type="string">
            <text:p>Forum</text:p>
          </table:table-cell>
          <table:table-cell table:style-name="ce15" office:value-type="string">
            <text:p>SNF_KS_33</text:p>
          </table:table-cell>
          <table:table-cell table:style-name="ce16" office:value-type="string">
            <text:p>Click path on breadcrumbs </text:p>
          </table:table-cell>
          <table:table-cell table:style-name="ce18" office:value-type="string">
            <text:p>- Go to inside one category/forum/topic</text:p>
            <text:p>- Click path on breadcrumbs</text:p>
            <text:p/>
          </table:table-cell>
          <table:table-cell table:style-name="ce18" office:value-type="string">
            <text:p>Selected category/forum/ topic is shown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9">
          <table:table-cell table:style-name="ce13" office:value-type="string">
            <text:p>Forum</text:p>
          </table:table-cell>
          <table:table-cell table:style-name="ce15" office:value-type="string">
            <text:p>SNF_KS_34</text:p>
          </table:table-cell>
          <table:table-cell table:style-name="ce16" office:value-type="string">
            <text:p>Private message</text:p>
          </table:table-cell>
          <table:table-cell table:style-name="ce18" office:value-type="string">
            <text:p>-Compose/reply/forward message</text:p>
            <text:p>- Check inbox, sent box</text:p>
            <text:p>- Delete message</text:p>
          </table:table-cell>
          <table:table-cell table:style-name="ce18" office:value-type="string">
            <text:p>Compose/delete message is successful</text:p>
            <text:p/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0">
          <table:table-cell table:style-name="ce13" office:value-type="string">
            <text:p>Forum</text:p>
          </table:table-cell>
          <table:table-cell table:style-name="ce15" office:value-type="string">
            <text:p>SNF_KS_35</text:p>
          </table:table-cell>
          <table:table-cell table:style-name="ce16" office:value-type="string">
            <text:p>Bookmark </text:p>
          </table:table-cell>
          <table:table-cell table:style-name="ce18" office:value-type="string">
            <text:p>- Bookmark Category/Forum/Topic</text:p>
          </table:table-cell>
          <table:table-cell table:style-name="ce18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1">
          <table:table-cell table:style-name="ce13" office:value-type="string">
            <text:p>Forum</text:p>
          </table:table-cell>
          <table:table-cell table:style-name="ce15" office:value-type="string">
            <text:p>SNF_KS_36</text:p>
          </table:table-cell>
          <table:table-cell table:style-name="ce16" office:value-type="string">
            <text:p>Watch&amp;Unwatch category/forum/topic</text:p>
          </table:table-cell>
          <table:table-cell table:style-name="ce18" office:value-type="string">
            <text:p>Watch&amp;Unwatch specify category/forum/topic</text:p>
          </table:table-cell>
          <table:table-cell table:style-name="ce18" office:value-type="string">
            <text:p>Category/forum/topic is watch &amp; unwatch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2">
          <table:table-cell table:style-name="ce13" office:value-type="string">
            <text:p>Forum</text:p>
          </table:table-cell>
          <table:table-cell table:style-name="ce15" office:value-type="string">
            <text:p>SNF_KS_37</text:p>
          </table:table-cell>
          <table:table-cell table:style-name="ce16" office:value-type="string">
            <text:p>User Setting</text:p>
          </table:table-cell>
          <table:table-cell table:style-name="ce18" office:value-type="string">
            <text:p>- Change profile information</text:p>
            <text:p>- Change forum settings</text:p>
            <text:p>- Manage my subscription</text:p>
          </table:table-cell>
          <table:table-cell table:style-name="ce18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19">
          <table:table-cell table:style-name="ce13" office:value-type="string">
            <text:p>Forum</text:p>
          </table:table-cell>
          <table:table-cell table:style-name="ce15" office:value-type="string">
            <text:p>SNF_KS_38</text:p>
          </table:table-cell>
          <table:table-cell table:style-name="ce16" office:value-type="string">
            <text:p>User management</text:p>
          </table:table-cell>
          <table:table-cell table:style-name="ce18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18" office:value-type="string">
            <text:p>Update user information successfully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3">
          <table:table-cell table:style-name="ce13" office:value-type="string">
            <text:p>Forum</text:p>
          </table:table-cell>
          <table:table-cell table:style-name="ce15" office:value-type="string">
            <text:p>SNF_KS_39</text:p>
          </table:table-cell>
          <table:table-cell table:style-name="ce16" office:value-type="string">
            <text:p>Sort setting</text:p>
          </table:table-cell>
          <table:table-cell table:style-name="ce18" office:value-type="string">
            <text:p>- Define forum setting</text:p>
            <text:p/>
          </table:table-cell>
          <table:table-cell table:style-name="ce18" office:value-type="string">
            <text:p>Setting forum is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4">
          <table:table-cell table:style-name="ce13" office:value-type="string">
            <text:p>Forum</text:p>
          </table:table-cell>
          <table:table-cell table:style-name="ce15" office:value-type="string">
            <text:p>SNF_KS_40</text:p>
          </table:table-cell>
          <table:table-cell table:style-name="ce16" office:value-type="string">
            <text:p>Censor keywork</text:p>
          </table:table-cell>
          <table:table-cell table:style-name="ce18" office:value-type="string">
            <text:p>- click on Administration menu and select “Censored keyword”</text:p>
            <text:p>- Input censored keyword and save</text:p>
          </table:table-cell>
          <table:table-cell table:style-name="ce18" office:value-type="string">
            <text:p>Censored keyword is saved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5">
          <table:table-cell table:style-name="ce13" office:value-type="string">
            <text:p>Forum</text:p>
          </table:table-cell>
          <table:table-cell table:style-name="ce15" office:value-type="string">
            <text:p>SNF_KS_41</text:p>
          </table:table-cell>
          <table:table-cell table:style-name="ce16" office:value-type="string">
            <text:p>Notification</text:p>
          </table:table-cell>
          <table:table-cell table:style-name="ce18" office:value-type="string">
            <text:p>- click on Administration menu and select “Notification”</text:p>
            <text:p>- Input content for notify and save </text:p>
          </table:table-cell>
          <table:table-cell table:style-name="ce18" office:value-type="string">
            <text:p>Notification is saved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6">
          <table:table-cell table:style-name="ce13" office:value-type="string">
            <text:p>Forum</text:p>
          </table:table-cell>
          <table:table-cell table:style-name="ce15" office:value-type="string">
            <text:p>SNF_KS_42</text:p>
          </table:table-cell>
          <table:table-cell table:style-name="ce16" office:value-type="string">
            <text:p>Manage BB code</text:p>
          </table:table-cell>
          <table:table-cell table:style-name="ce18" office:value-type="string">
            <text:p>- click on Administration menu and select “BB Code”</text:p>
            <text:p>- Add/edit/Delete BB code</text:p>
          </table:table-cell>
          <table:table-cell table:style-name="ce18" office:value-type="string">
            <text:p>BB code is added/edited/ deleted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7">
          <table:table-cell table:style-name="ce13" office:value-type="string">
            <text:p>Forum</text:p>
          </table:table-cell>
          <table:table-cell table:style-name="ce15" office:value-type="string">
            <text:p>SNF_KS_43</text:p>
          </table:table-cell>
          <table:table-cell table:style-name="ce16" office:value-type="string">
            <text:p>Auto-Prune</text:p>
          </table:table-cell>
          <table:table-cell table:style-name="ce18" office:value-type="string">
            <text:p>- click on Administration menu and select “Pruning” </text:p>
            <text:p>- setting Prune for forums and run</text:p>
          </table:table-cell>
          <table:table-cell table:style-name="ce18" office:value-type="string">
            <text:p>Auto-Prune is don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8">
          <table:table-cell table:style-name="ce13" office:value-type="string">
            <text:p>Forum</text:p>
          </table:table-cell>
          <table:table-cell table:style-name="ce15" office:value-type="string">
            <text:p>SNF_KS_44</text:p>
          </table:table-cell>
          <table:table-cell table:style-name="ce16" office:value-type="string">
            <text:p>Manage Topic type</text:p>
          </table:table-cell>
          <table:table-cell table:style-name="ce18" office:value-type="string">
            <text:p>- click on Administration menu and select “Topic Types”</text:p>
            <text:p>- Add/edit/delete topic type</text:p>
          </table:table-cell>
          <table:table-cell table:style-name="ce18" office:value-type="string">
            <text:p>Topic type is added new/edited/deleted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7">
          <table:table-cell table:style-name="ce13" office:value-type="string">
            <text:p>Forum</text:p>
          </table:table-cell>
          <table:table-cell table:style-name="ce15" office:value-type="string">
            <text:p>SNF_KS_45</text:p>
          </table:table-cell>
          <table:table-cell table:style-name="ce16" office:value-type="string">
            <text:p>Ban IP</text:p>
          </table:table-cell>
          <table:table-cell table:style-name="ce18" office:value-type="string">
            <text:p>- click on Administration menu and select “Ban IP”</text:p>
            <text:p>- Add IP into list and click on “Add” </text:p>
          </table:table-cell>
          <table:table-cell table:style-name="ce18" office:value-type="string">
            <text:p>Ban IP is added successful to list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9">
          <table:table-cell table:style-name="ce13" office:value-type="string">
            <text:p>Forum</text:p>
          </table:table-cell>
          <table:table-cell table:style-name="ce15" office:value-type="string">
            <text:p>SNF_KS_46</text:p>
          </table:table-cell>
          <table:table-cell table:style-name="ce16" office:value-type="string">
            <text:p>Setting Forum porlet</text:p>
          </table:table-cell>
          <table:table-cell table:style-name="ce18" office:value-type="string">
            <text:p>- Show/hide category</text:p>
            <text:p>- enable/disable panel</text:p>
            <text:p>- Use/not use ajax</text:p>
          </table:table-cell>
          <table:table-cell table:style-name="ce18" office:value-type="string">
            <text:p>Setting porlet is successful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40">
          <table:table-cell table:style-name="ce13" office:value-type="string">
            <text:p>FAQ</text:p>
          </table:table-cell>
          <table:table-cell table:style-name="ce15" office:value-type="string">
            <text:p>SNF_KS_47</text:p>
          </table:table-cell>
          <table:table-cell table:style-name="ce16" office:value-type="string">
            <text:p>Browse Category/Sub-category</text:p>
          </table:table-cell>
          <table:table-cell table:style-name="ce18" office:value-type="string">
            <text:p>Browse Category/Sub-category by click on category name</text:p>
          </table:table-cell>
          <table:table-cell table:style-name="ce18" office:value-type="string">
            <text:p>Category is viewed and Question in this category is displayed in list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9">
          <table:table-cell table:style-name="ce13" office:value-type="string">
            <text:p>FAQ</text:p>
          </table:table-cell>
          <table:table-cell table:style-name="ce15" office:value-type="string">
            <text:p>SNF_KS_48</text:p>
          </table:table-cell>
          <table:table-cell table:style-name="ce16" office:value-type="string">
            <text:p>View question detail</text:p>
            <text:p/>
          </table:table-cell>
          <table:table-cell table:style-name="ce18" office:value-type="string">
            <text:p>View question by click on Question's title</text:p>
          </table:table-cell>
          <table:table-cell table:style-name="ce18" office:value-type="string">
            <text:p>Question and Answers in question are displayed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Medium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37">
          <table:table-cell table:style-name="ce13" office:value-type="string">
            <text:p>FAQ</text:p>
          </table:table-cell>
          <table:table-cell table:style-name="ce15" office:value-type="string">
            <text:p>SNF_KS_49</text:p>
          </table:table-cell>
          <table:table-cell table:style-name="ce16" office:value-type="string">
            <text:p>Setting FAQ porlet</text:p>
          </table:table-cell>
          <table:table-cell table:style-name="ce18" office:value-type="string">
            <text:p>- Show/hide category</text:p>
            <text:p>- Edit template of FAQ porlet</text:p>
            <text:p>- Use/not use ajax</text:p>
          </table:table-cell>
          <table:table-cell table:style-name="ce18" office:value-type="string">
            <text:p>- Edit template is successful</text:p>
            <text:p>- Selected category is shown/hide in page</text:p>
          </table:table-cell>
          <table:table-cell table:style-name="ce18" table:content-validation-name="val2"/>
          <table:table-cell table:style-name="ce24"/>
          <table:table-cell table:style-name="ce28"/>
          <table:table-cell table:style-name="ce32" office:value-type="string">
            <text:p>High</text:p>
          </table:table-cell>
          <table:table-cell table:style-name="ce34" office:value-type="string">
            <text:p>Hoa.nguyen</text:p>
          </table:table-cell>
          <table:table-cell table:number-columns-repeated="244"/>
        </table:table-row>
        <table:table-row table:style-name="ro2" table:number-rows-repeated="65484">
          <table:table-cell table:number-columns-repeated="254"/>
        </table:table-row>
        <table:table-row table:style-name="ro2">
          <table:table-cell table:number-columns-repeated="254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niffTests.A1:SniffTests.F41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SniffTests.A1:SniffTests.J65509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SniffTests.A1:SniffTests.J65509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0">04/20/2010</text:date>, <text:time>18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creator>Thanh Cong Nguyen</dc:creator>
    <dc:date>2010-04-20T13:51:41</dc:date>
    <meta:printed-by>Thanh Cong Nguyen</meta:printed-by>
    <meta:print-date>2009-03-06T17:07:42</meta:print-date>
    <dc:language>en-US</dc:language>
    <meta:editing-cycles>112</meta:editing-cycles>
    <meta:editing-duration>P7DT5H32M52S</meta:editing-duration>
    <meta:user-defined meta:name="Info 1"/>
    <meta:user-defined meta:name="Info 2"/>
    <meta:user-defined meta:name="Info 3"/>
    <meta:user-defined meta:name="Info 4"/>
    <meta:document-statistic meta:table-count="2" meta:cell-count="367"/>
  </office:meta>
</office:document-meta>
</file>